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0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size="22pt" style:font-size-asian="22pt" style:font-size-complex="22pt"/>
    </style:style>
    <style:style style:name="ce2" style:family="table-cell" style:parent-style-name="Default">
      <style:table-cell-properties fo:wrap-option="wrap"/>
      <style:text-properties fo:font-size="22pt" style:font-size-asian="22pt" style:font-size-complex="22pt"/>
    </style:style>
    <style:style style:name="ce3" style:family="table-cell" style:parent-style-name="Default">
      <style:table-cell-properties fo:wrap-option="wrap"/>
      <style:text-properties style:font-name="Liberation Sans" fo:font-size="22pt" style:font-name-asian="Noto Sans CJK SC Regular" style:font-size-asian="22pt" style:font-name-complex="FreeSans" style:font-size-complex="22pt"/>
    </style:style>
    <style:style style:name="ce4" style:family="table-cell" style:parent-style-name="Default">
      <style:text-properties fo:font-size="18pt" style:font-size-asian="18pt" style:font-size-complex="18pt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 style:data-style-name="N11">
      <style:text-properties fo:font-size="18pt" style:font-size-asian="18pt" style:font-size-complex="18pt"/>
    </style:style>
    <style:style style:name="ce7" style:family="table-cell" style:parent-style-name="Default">
      <style:text-properties style:font-name="Liberation Sans" fo:font-size="22pt" style:font-name-asian="Noto Sans CJK SC Regular" style:font-size-asian="22pt" style:font-name-complex="FreeSans" style:font-size-complex="2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2" table:number-columns-repeated="2" table:default-cell-style-name="ce3"/>
        <table:table-column table:style-name="co2" table:default-cell-style-name="Default"/>
        <table:table-column table:style-name="co2" table:number-columns-repeated="2" table:default-cell-style-name="ce3"/>
        <table:table-column table:style-name="co2" table:number-columns-repeated="5" table:default-cell-style-name="Default"/>
        <table:table-row table:style-name="ro1">
          <table:table-cell table:style-name="ce1" office:value-type="string" calcext:value-type="string" table:number-columns-spanned="12" table:number-rows-spanned="2">
            <text:p><text:s text:c="88"/>MULTI-GRASP RCNN EVALUATION AFTER ENHANCEMENTS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table-cell table:style-name="ce1" office:value-type="string" calcext:value-type="string" table:number-columns-spanned="2" table:number-rows-spanned="3">
            <text:p><text:s text:c="2"/>OBJECT</text:p>
          </table:table-cell>
          <table:covered-table-cell table:style-name="Default"/>
          <table:table-cell table:style-name="ce1" office:value-type="string" calcext:value-type="string" table:number-columns-spanned="2" table:number-rows-spanned="2">
            <text:p><text:s text:c="23"/>TRIAL 1</text:p>
          </table:table-cell>
          <table:covered-table-cell table:style-name="Default"/>
          <table:table-cell table:style-name="ce7" office:value-type="string" calcext:value-type="string" table:number-columns-spanned="2" table:number-rows-spanned="2">
            <text:p><text:s text:c="23"/>TRIAL 2</text:p>
          </table:table-cell>
          <table:covered-table-cell table:style-name="Default"/>
          <table:table-cell table:style-name="ce7" office:value-type="string" calcext:value-type="string" table:number-columns-spanned="2" table:number-rows-spanned="2">
            <text:p><text:s text:c="23"/>TRIAL 3</text:p>
          </table:table-cell>
          <table:covered-table-cell/>
          <table:table-cell table:style-name="ce7" office:value-type="string" calcext:value-type="string" table:number-columns-spanned="2" table:number-rows-spanned="2">
            <text:p><text:s text:c="23"/>TRIAL 4</text:p>
          </table:table-cell>
          <table:covered-table-cell/>
          <table:table-cell table:style-name="ce7" office:value-type="string" calcext:value-type="string" table:number-columns-spanned="2" table:number-rows-spanned="2">
            <text:p><text:s text:c="23"/>TRIAL 5</text:p>
          </table:table-cell>
          <table:covered-table-cell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2">
          <table:covered-table-cell table:number-columns-repeated="2" table:style-name="Default"/>
          <table:table-cell table:style-name="ce1" office:value-type="string" calcext:value-type="string">
            <text:p>OBJECT POSE</text:p>
          </table:table-cell>
          <table:table-cell table:style-name="ce1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  <table:table-cell table:style-name="ce7" office:value-type="string" calcext:value-type="string">
            <text:p>OBJECT POSE</text:p>
          </table:table-cell>
          <table:table-cell table:style-name="ce7" office:value-type="string" calcext:value-type="string">
            <text:p><text:s text:c="7"/>RESULT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Basket <text:s text:c="18"/>Length: 0.3 <text:s text:c="2"/>Width: 0.2 <text:s/>Height: 0.07 <text:s text:c="23"/></text:p>
          </table:table-cell>
          <table:covered-table-cell/>
          <table:table-cell office:value-type="string" calcext:value-type="string">
            <text:p>X: 0.8 <text:s text:c="16"/>y: 0.0 <text:s text:c="18"/>z: 0.85 <text:s text:c="16"/>R: 0 <text:s text:c="18"/>P: 0 <text:s text:c="20"/>Y: 0 <text:s text:c="11"/></text:p>
          </table:table-cell>
          <table:table-cell table:style-name="ce2" office:value-type="string" calcext:value-type="string">
            <text:p><text:s text:c="5"/>FAILURE</text:p>
          </table:table-cell>
          <table:table-cell table:style-name="ce3" office:value-type="string" calcext:value-type="string">
            <text:p>X: 0.8 <text:s text:c="16"/>y: 0.07 <text:s text:c="17"/>z: 0.85 <text:s text:c="16"/>R: 0 <text:s text:c="18"/>P: 0 <text:s text:c="20"/>Y: 0 </text:p>
          </table:table-cell>
          <table:table-cell table:style-name="ce2" office:value-type="string" calcext:value-type="string">
            <text:p><text:s text:c="6"/>SUCCESS</text:p>
          </table:table-cell>
          <table:table-cell office:value-type="string" calcext:value-type="string">
            <text:p>X: 0.7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5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Bowl <text:s text:c="23"/>Length: 0.15 Width: 0.15 <text:s/>Height: 0.1 <text:s text:c="23"/></text:p>
          </table:table-cell>
          <table:covered-table-cell/>
          <table:table-cell office:value-type="string" calcext:value-type="string">
            <text:p>x: 0.7 <text:s text:c="16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6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an Food <text:s text:c="18"/>Length: 0.1 <text:s text:c="2"/>Width: 0.1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andy Bar <text:s text:c="18"/>Length: 0.1 <text:s text:c="2"/>Width: 0.05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2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ereal box <text:s text:c="18"/>Length: 0.08 <text:s text:c="2"/>Width: 0.2 <text:s/>Height: 0.2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2" office:value-type="string" calcext:value-type="string">
            <text:p><text:s text:c="6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up <text:s text:c="23"/>Length: 0.08 Width: 0.08 <text:s/>Height: 0.1 <text:s text:c="23"/></text:p>
          </table:table-cell>
          <table:covered-table-cell/>
          <table:table-cell table:style-name="ce2"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ola Tin <text:s text:c="18"/>Length: 0.06 Width: 0.06 <text:s/>Height: 0.12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Cola Bottle <text:s text:c="18"/>Length: 0.08 Width: 0.08 <text:s/>Height: 0.2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 <text:s/>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Energy Drink <text:s text:c="24"/>Length: 0.06 Width: 0.06 <text:s/>Height: 0.18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Fork <text:s text:c="22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office:value-type="string" calcext:value-type="string">
            <text:p><text:s text:c="5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Juice Box <text:s text:c="18"/>Length: 0.06 Width: 0.08 <text:s/>Height: 0.1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Knife <text:s text:c="21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Lemon <text:s text:c="18"/>Length: 0.05 Width: 0.05 <text:s/>Height: 0.05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Milk Box <text:s text:c="18"/>Length: 0.08 Width: 0.08 <text:s/>Height: 0.20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Orange <text:s text:c="18"/>Length: 0.08 Width: 0.08 <text:s/>Height: 0.08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Plate <text:s text:c="21"/>Length: 0.2 <text:s text:c="2"/>Width: 0.2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6"/>FAILURE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6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Pringles <text:s text:c="18"/>Length: 0.08 Width: 0.08 <text:s/>Height: 0.2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6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hower Gel <text:s text:c="18"/>Length: 0.04 Width: 0.08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1.57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oap <text:s text:c="21"/>Length: 0.08 Width: 0.06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 </text:p>
          </table:table-cell>
          <table:table-cell office:value-type="string" calcext:value-type="string">
            <text:p><text:s text:c="5"/>FAILURE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2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FAILURE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Spoon <text:s text:c="18"/>Length: 0.16 Width: 0.04 <text:s/>Height: 0.03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1.57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0.392</text:p>
          </table:table-cell>
          <table:table-cell table:style-name="ce3" office:value-type="string" calcext:value-type="string">
            <text:p><text:s text:c="5"/>FAILURE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2.09</text:p>
          </table:table-cell>
          <table:table-cell table:style-name="ce3" office:value-type="string" calcext:value-type="string">
            <text:p><text:s text:c="5"/>FAILURE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2">
          <table:table-cell office:value-type="string" calcext:value-type="string" table:number-columns-spanned="2" table:number-rows-spanned="1">
            <text:p>Toothpaste <text:s text:c="18"/>Length: 0.04 Width: 0.04 <text:s/>Height: 0.14 <text:s text:c="23"/></text:p>
          </table:table-cell>
          <table:covered-table-cell/>
          <table:table-cell office:value-type="string" calcext:value-type="string">
            <text:p>x: <text:s/>0.7 <text:s text:c="15"/>y: 0.0 <text:s text:c="18"/>z: 0.85 <text:s text:c="16"/>R: 0 <text:s text:c="18"/>P: 0 <text:s text:c="20"/>Y: 0 <text:s text:c="11"/></text:p>
          </table:table-cell>
          <table:table-cell office:value-type="string" calcext:value-type="string">
            <text:p><text:s text:c="5"/>SUCCESS</text:p>
          </table:table-cell>
          <table:table-cell table:style-name="ce3" office:value-type="string" calcext:value-type="string">
            <text:p>x: 0.7 <text:s text:c="16"/>y: 0.07 <text:s text:c="17"/>z: 0.85 <text:s text:c="16"/>R: 0 <text:s text:c="18"/>P: 0 <text:s text:c="20"/>Y: 0 </text:p>
          </table:table-cell>
          <table:table-cell office:value-type="string" calcext:value-type="string">
            <text:p><text:s text:c="5"/>SUCCESS</text:p>
          </table:table-cell>
          <table:table-cell office:value-type="string" calcext:value-type="string">
            <text:p>x: 0.65 <text:s text:c="16"/>y: -0.07 <text:s text:c="17"/>z: 0.85 <text:s text:c="16"/>R: 0 <text:s text:c="18"/>P: 0 <text:s text:c="20"/>Y: 1.57 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8 <text:s text:c="16"/>y: -0.1 <text:s text:c="17"/>z: 0.85 <text:s text:c="16"/>R: 0 <text:s text:c="18"/>P: 0 <text:s text:c="20"/>Y: 1.57</text:p>
          </table:table-cell>
          <table:table-cell table:style-name="ce3" office:value-type="string" calcext:value-type="string">
            <text:p><text:s text:c="5"/>SUCCESS</text:p>
          </table:table-cell>
          <table:table-cell table:style-name="ce3" office:value-type="string" calcext:value-type="string">
            <text:p>x: 0.75 <text:s text:c="16"/>y: 0.1 <text:s text:c="17"/>z: 0.85 <text:s text:c="16"/>R: 0 <text:s text:c="18"/>P: 0 <text:s text:c="20"/>Y: 0</text:p>
          </table:table-cell>
          <table:table-cell table:style-name="ce3" office:value-type="string" calcext:value-type="string">
            <text:p><text:s text:c="5"/>SUCCESS</text:p>
          </table:table-cell>
        </table:table-row>
        <table:table-row table:style-name="ro1">
          <table:table-cell table:style-name="ce4" office:value-type="string" calcext:value-type="string" table:number-columns-spanned="12" table:number-rows-spanned="2">
            <text:p>All co-ordinates are expressed in meters. All angles are expressed in radians. All positions are relative to gazebo origin.</text:p>
          </table:table-cell>
          <table:covered-table-cell table:number-columns-repeated="3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Success percentage = 80.925%</text:p>
          </table:table-cell>
          <table:covered-table-cell table:number-columns-repeated="2" table:style-name="Default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covered-table-cell table:number-columns-repeated="3" table:style-name="Default"/>
          <table:table-cell table:style-name="Default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CATEGORY</text:p>
          </table:table-cell>
          <table:covered-table-cell table:number-columns-repeated="2" table:style-name="Default"/>
          <table:table-cell table:style-name="ce4" office:value-type="string" calcext:value-type="string" table:number-columns-spanned="1" table:number-rows-spanned="2">
            <text:p>SUCCESS RATE</text:p>
          </table:table-cell>
          <table:table-cell/>
          <table:table-cell table:style-name="ce4" office:value-type="string" calcext:value-type="string" table:number-columns-spanned="1" table:number-rows-spanned="11">
            <text:p>Table Position</text:p>
          </table:table-cell>
          <table:table-cell office:value-type="string" calcext:value-type="string" table:number-columns-spanned="1" table:number-rows-spanned="11">
            <text:p>X: 1.2 <text:s text:c="16"/>y: 0.0 <text:s text:c="18"/>z: 0.0 <text:s text:c="16"/>R: 0 <text:s text:c="18"/>P: 0 <text:s text:c="20"/>Y: 0 <text:s text:c="11"/></text:p>
          </table:table-cell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Cylindrical Objects</text:p>
          </table:table-cell>
          <table:covered-table-cell table:number-columns-repeated="2" table:style-name="Default"/>
          <table:table-cell table:style-name="ce6" office:value-type="percentage" office:value="1" calcext:value-type="percentage" table:number-columns-spanned="1" table:number-rows-spanned="2">
            <text:p>100.0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Cuboid Objects</text:p>
          </table:table-cell>
          <table:covered-table-cell table:number-columns-repeated="2" table:style-name="Default"/>
          <table:table-cell table:style-name="ce6" office:value-type="percentage" office:value="0.84" calcext:value-type="percentage" table:number-columns-spanned="1" table:number-rows-spanned="2">
            <text:p>84.0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Spherical Objects</text:p>
          </table:table-cell>
          <table:covered-table-cell table:number-columns-repeated="2" table:style-name="Default"/>
          <table:table-cell table:style-name="ce6" office:value-type="percentage" office:value="0.9" calcext:value-type="percentage" table:number-columns-spanned="1" table:number-rows-spanned="2">
            <text:p>90.0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ce4" office:value-type="string" calcext:value-type="string" table:number-columns-spanned="3" table:number-rows-spanned="2">
            <text:p>Irregular Objects</text:p>
          </table:table-cell>
          <table:covered-table-cell table:number-columns-repeated="2" table:style-name="Default"/>
          <table:table-cell table:style-name="ce6" office:value-type="percentage" office:value="0.625" calcext:value-type="percentage" table:number-columns-spanned="1" table:number-rows-spanned="2">
            <text:p>62.50%</text:p>
          </table:table-cell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covered-table-cell table:number-columns-repeated="4" table:style-name="Default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ce4" office:value-type="string" calcext:value-type="string" table:number-columns-spanned="1" table:number-rows-spanned="11">
            <text:p>Robot Position</text:p>
          </table:table-cell>
          <table:table-cell office:value-type="string" calcext:value-type="string" table:number-columns-spanned="1" table:number-rows-spanned="11">
            <text:p>X: 0.0 <text:s text:c="16"/>y: 0.0 <text:s text:c="18"/>z: 0.0 <text:s text:c="16"/>R: 0 <text:s text:c="18"/>P: 0 <text:s text:c="20"/>Y: 0 <text:s text:c="11"/>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covered-table-cell table:style-name="Default"/>
          <table:covered-table-cell table:style-name="ce5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4">00/00/0000</text:date>, <text:time style:data-style-name="N2" text:time-value="11:33:33.8640323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3T10:43:42.872023963</meta:creation-date>
    <dc:date>2020-01-04T11:35:21.497226525</dc:date>
    <meta:editing-duration>PT24M40S</meta:editing-duration>
    <meta:editing-cycles>7</meta:editing-cycles>
    <meta:generator>LibreOffice/5.1.6.2$Linux_X86_64 LibreOffice_project/10m0$Build-2</meta:generator>
    <meta:document-statistic meta:table-count="1" meta:cell-count="264" meta:object-count="0"/>
  </office:meta>
</office:document-meta>
</file>